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 style:master-page-name="">
      <loext:graphic-properties draw:fill="none"/>
      <style:paragraph-properties fo:margin-left="-1.6cm" fo:margin-right="-1.199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.092cm" style:type="right"/>
          <style:tab-stop style:position="17.595cm"/>
          <style:tab-stop style:position="17.833cm"/>
        </style:tab-stops>
      </style:paragraph-properties>
    </style:style>
    <style:style style:name="P2" style:family="paragraph" style:parent-style-name="Standard">
      <style:text-properties fo:font-size="28pt" officeooo:rsid="001ba88d" officeooo:paragraph-rsid="001ba88d" style:font-size-asian="28pt" style:font-size-complex="28pt"/>
    </style:style>
    <style:style style:name="P3" style:family="paragraph" style:parent-style-name="Standard">
      <style:text-properties fo:font-size="18pt" officeooo:rsid="001c8a35" officeooo:paragraph-rsid="001c8a35" style:font-size-asian="18pt" style:font-size-complex="18pt"/>
    </style:style>
    <style:style style:name="P4" style:family="paragraph" style:parent-style-name="Standard">
      <style:text-properties officeooo:paragraph-rsid="001c8a35"/>
    </style:style>
    <style:style style:name="P5" style:family="paragraph" style:parent-style-name="Standard">
      <style:text-properties style:font-name="sans-serif" fo:font-size="10.5pt" officeooo:rsid="001c8a35" officeooo:paragraph-rsid="001c8a35" style:font-size-asian="18pt" style:font-size-complex="18pt"/>
    </style:style>
    <style:style style:name="P6" style:family="paragraph" style:parent-style-name="Standard">
      <style:text-properties style:font-name="sans-serif" fo:font-size="10.5pt" officeooo:paragraph-rsid="001c8a35"/>
    </style:style>
    <style:style style:name="P7" style:family="paragraph" style:parent-style-name="Standard">
      <style:text-properties fo:font-size="15pt" officeooo:rsid="001ba88d" officeooo:paragraph-rsid="001ba88d" style:font-size-asian="13.1000003814697pt" style:font-size-complex="15pt"/>
    </style:style>
    <style:style style:name="T1" style:family="text">
      <style:text-properties officeooo:rsid="001baf4a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1dcce7" style:font-size-asian="13.1000003814697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dcce7" style:font-size-asian="13pt" style:font-size-complex="13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sans-serif" fo:font-size="10.5pt"/>
    </style:style>
    <style:style style:name="T8" style:family="text">
      <style:text-properties style:font-name="sans-serif" fo:font-size="10.5pt" officeooo:rsid="001c8a35"/>
    </style:style>
    <style:style style:name="T9" style:family="text">
      <style:text-properties fo:font-size="11pt" officeooo:rsid="001dcce7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V1 Binary Sudoku</text:p>
      <text:p text:style-name="P3">Description :</text:p>
      <text:p text:style-name="P5">Les règles du jeu sont affichées quand on lance le programme et il est possible d’afficher les règles du jeu grâce à une commande.</text:p>
      <text:p text:style-name="P5">-Le jeu se joue sur une grille de 6x6 avec 2 types de pions.</text:p>
      <text:p text:style-name="P5">-Au début de chaque partie, 6 cases aléatoires de la grille sont pré-remplies et nonchangeables. Le sudoku doit avoir au moins 1 solution possible.</text:p>
      <text:p text:style-name="P5">-L’objectif est de remplir la grille avec les pions, sans qu’il y ait plus de 2 pionsconsécutifs (verticalement ou horizontalement) d’un même motif. Il doit y avoir autant depions de chaque couleur sur chaque ligne et chaque colonne (3 pions X et 3 pions O surchaque ligne et sur chaque colonne). Il ne peut pas y avoir 2 lignes ou 2 colonnes, avec exactement le même motif de couleurs (ex: la ligne XOOXOX ne peut apparaître qu’unefois sur les 6 lignes possibles).</text:p>
      <text:p text:style-name="P5">-Pour désigner la case, il faut entrer un chiffre, une lettre ou une combinaison des deux. L’ordinateur ne doit pas accepter d’autres types de réponses .</text:p>
      <text:p text:style-name="P6">-Si les cases sont numérotées de 1 à 9, on ne peut pas entrer “A” ou “abcedef”-Si les 2 pions possibles sont O et X, nous ne pouvons pas entrer autre chose.</text:p>
      <text:p text:style-name="P6">-Si l’utilisateur entre un input erroné, l’ordinateur demande de répéter l’input.</text:p>
      <text:p text:style-name="P6">-La grille est affichée à chaque modification du joueur.</text:p>
      <text:p text:style-name="P6">-Il est possible de remodifier une case à laquelle nous avons déjà assignée une couleur. En revanche, il n’est pas possible de modifier les cases préremplies du départ.</text:p>
      <text:p text:style-name="P6">-La partie s'arrête automatiquement lorsque la grille est remplie et que la grille respecte toutes les règles.</text:p>
      <text:p text:style-name="P6">-A la fin d’une partie, il est possible de rejouer sans avoir à relancer le programme.</text:p>
      <text:p text:style-name="P4"><text:span text:style-name="T7">-Il est possible de quitter le programme grâce à une co</text:span><text:span text:style-name="T8">mmande</text:span></text:p>
      <text:p text:style-name="P3"/>
      <text:p text:style-name="P2"><text:span text:style-name="T6">Fonctions </text:span><text:span text:style-name="T2">: </text:span></text:p>
      <text:p text:style-name="P7">- Generateur_grille</text:p>
      <text:p text:style-name="P2"><text:span text:style-name="T2"><text:s text:c="4"/>-</text:span><text:span text:style-name="T4">Description : </text:span><text:span text:style-name="T9">Génère une matrice de X par X remplie avec des ‘_’</text:span></text:p>
      <text:p text:style-name="P2"><text:span text:style-name="T2"><text:s text:c="4"/>-</text:span><text:span text:style-name="T4">Input </text:span><text:span text:style-name="T2">: </text:span><text:span text:style-name="T9">Une taille en entier</text:span></text:p>
      <text:p text:style-name="P2"><text:span text:style-name="T2"><text:s text:c="4"/>-</text:span><text:span text:style-name="T4">Output : </text:span><text:span text:style-name="T5">Une liste de listes</text:span></text:p>
      <text:p text:style-name="P2"><text:span text:style-name="T2">- </text:span><text:span text:style-name="T3">Seed_semi_random_generator</text:span></text:p>
      <text:p text:style-name="P2"><text:span text:style-name="T2"><text:s text:c="4"/>-</text:span><text:span text:style-name="T4">Description :</text:span></text:p>
      <text:p text:style-name="P2"><text:span text:style-name="T2"><text:s text:c="4"/>-</text:span><text:span text:style-name="T4">Input </text:span><text:span text:style-name="T2">:</text:span></text:p>
      <text:p text:style-name="P2"><text:span text:style-name="T2"><text:s text:c="4"/>-</text:span><text:span text:style-name="T4">Output :</text:span></text:p>
      <text:p text:style-name="P2"><text:span text:style-name="T2">- </text:span><text:span text:style-name="T3">Affichage</text:span></text:p>
      <text:p text:style-name="P2"><text:span text:style-name="T2"><text:s text:c="4"/>-</text:span><text:span text:style-name="T4">Description :</text:span></text:p>
      <text:p text:style-name="P2"><text:span text:style-name="T2"><text:s text:c="4"/>-</text:span><text:span text:style-name="T4">Input </text:span><text:span text:style-name="T2">:</text:span></text:p>
      <text:p text:style-name="P2"><text:span text:style-name="T2"><text:s text:c="4"/>-</text:span><text:span text:style-name="T4">Output :</text:span></text:p>
      <text:p text:style-name="P2"><text:span text:style-name="T2">-</text:span><text:span text:style-name="T3">Reverse_grille</text:span></text:p>
      <text:p text:style-name="P2"><text:span text:style-name="T2"><text:s text:c="4"/>-</text:span><text:span text:style-name="T4">Description :</text:span></text:p>
      <text:p text:style-name="P2"><text:span text:style-name="T2"><text:s text:c="4"/>-</text:span><text:span text:style-name="T4">Input </text:span><text:span text:style-name="T2">:</text:span></text:p>
      <text:p text:style-name="P2"><text:span text:style-name="T2"><text:s text:c="4"/>-</text:span><text:span text:style-name="T4">Output :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6cm" fo:margin-right="-1.199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.092cm" style:type="right"/>
          <style:tab-stop style:position="17.595cm"/>
          <style:tab-stop style:position="17.833cm"/>
        </style:tab-stops>
      </style:paragraph-properties>
    </style:style>
    <style:style style:name="MT1" style:family="text">
      <style:text-properties officeooo:rsid="001baf4a"/>
    </style:style>
    <style:page-layout style:name="Mpm1">
      <style:page-layout-properties fo:page-width="20.5cm" fo:page-height="31.101cm" style:num-format="1" style:print-orientation="portrait" fo:margin-top="0.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<text:span text:style-name="MT1">ogaerts Oscar<text:tab/><text:tab/>Epita 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2:39:03.258700023</meta:creation-date>
    <dc:date>2022-12-11T21:50:00.879311836</dc:date>
    <meta:editing-duration>PT7H35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356" meta:character-count="2084" meta:non-whitespace-character-count="1710"/>
  </office:meta>
</office:document-meta>
</file>